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Slab" svg:font-family="'Roboto Slab'" style:font-pitch="variable"/>
  </office:font-face-decls>
  <office:automatic-styles>
    <style:style style:name="P1" style:family="paragraph" style:parent-style-name="Standard">
      <style:text-properties style:font-name="Roboto Slab" fo:font-size="24pt" officeooo:rsid="00099712" officeooo:paragraph-rsid="00099712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ear 2024 started for me leaving old company, and having a rest.</text:p>
      <text:p text:style-name="P1"/>
      <text:p text:style-name="P1">After, I joined new one. </text:p>
      <text:p text:style-name="P1"/>
      <text:p text:style-name="P1">They use fully automated AI based accounting software and they do not have any accountants.</text:p>
      <text:p text:style-name="P1">I get what I get in terms of receipts.</text:p>
      <text:p text:style-name="P1">I do not hot have payed vacation, so rest days are accumulated and negated as whole as salary payment at some month.</text:p>
      <text:p text:style-name="P1"/>
      <text:p text:style-name="P1">I get salary in some token denomination, pegged to USDC, and sell them from time to time, to USD, to EUR, and move into fiat onto Revolut. This process takes a substantial loss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Slab" svg:font-family="'Roboto Slab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01:13:50.347816672</meta:creation-date>
    <dc:date>2025-03-18T01:19:03.219737364</dc:date>
    <meta:editing-duration>PT5M13S</meta:editing-duration>
    <meta:editing-cycles>1</meta:editing-cycles>
    <meta:document-statistic meta:table-count="0" meta:image-count="0" meta:object-count="0" meta:page-count="1" meta:paragraph-count="6" meta:word-count="96" meta:character-count="511" meta:non-whitespace-character-count="420"/>
    <meta:generator>LibreOffice/7.3.7.2$Linux_X86_64 LibreOffice_project/30$Build-2</meta:generator>
  </office:meta>
</office:document-meta>
</file>